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21492" officeooo:paragraph-rsid="00021492"/>
    </style:style>
    <style:style style:name="P2" style:family="paragraph" style:parent-style-name="Standard">
      <style:text-properties officeooo:rsid="00021492" officeooo:paragraph-rsid="00027672"/>
    </style:style>
    <style:style style:name="P3" style:family="paragraph" style:parent-style-name="Standard" style:list-style-name="L1">
      <style:text-properties fo:font-weight="bold" officeooo:rsid="000218c9" officeooo:paragraph-rsid="000218c9" style:font-weight-asian="bold" style:font-weight-complex="bold"/>
    </style:style>
    <style:style style:name="P4" style:family="paragraph" style:parent-style-name="Standard" style:list-style-name="L1">
      <style:text-properties fo:font-weight="bold" officeooo:rsid="000224ad" officeooo:paragraph-rsid="000224ad" style:font-weight-asian="bold" style:font-weight-complex="bold"/>
    </style:style>
    <style:style style:name="P5" style:family="paragraph" style:parent-style-name="Standard" style:list-style-name="L1">
      <style:text-properties fo:font-weight="bold" officeooo:rsid="00059044" officeooo:paragraph-rsid="00059044" style:font-weight-asian="bold" style:font-weight-complex="bold"/>
    </style:style>
    <style:style style:name="P6" style:family="paragraph" style:parent-style-name="Standard" style:list-style-name="L1">
      <style:text-properties fo:font-weight="bold" officeooo:rsid="00059044" officeooo:paragraph-rsid="0007d2f9" style:font-weight-asian="bold" style:font-weight-complex="bold"/>
    </style:style>
    <style:style style:name="P7" style:family="paragraph" style:parent-style-name="Standard" style:list-style-name="L1">
      <style:text-properties fo:font-weight="bold" officeooo:rsid="00059044" officeooo:paragraph-rsid="000ba86c" style:font-weight-asian="bold" style:font-weight-complex="bold"/>
    </style:style>
    <style:style style:name="P8" style:family="paragraph" style:parent-style-name="Standard" style:list-style-name="L1">
      <style:text-properties fo:font-weight="bold" officeooo:rsid="000e3153" officeooo:paragraph-rsid="000e3153" style:font-weight-asian="bold" style:font-weight-complex="bold"/>
    </style:style>
    <style:style style:name="P9" style:family="paragraph" style:parent-style-name="Standard" style:list-style-name="L1">
      <style:text-properties fo:font-weight="bold" officeooo:rsid="000f13e3" officeooo:paragraph-rsid="000f13e3" style:font-weight-asian="bold" style:font-weight-complex="bold"/>
    </style:style>
    <style:style style:name="P10" style:family="paragraph" style:parent-style-name="Standard">
      <style:text-properties fo:font-size="14pt" fo:font-weight="bold" officeooo:rsid="00021492" officeooo:paragraph-rsid="00021492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text-properties style:text-underline-style="solid" style:text-underline-width="auto" style:text-underline-color="font-color" fo:font-weight="bold" officeooo:rsid="000218c9" officeooo:paragraph-rsid="000218c9" style:font-weight-asian="bold" style:font-weight-complex="bold"/>
    </style:style>
    <style:style style:name="P12" style:family="paragraph" style:parent-style-name="Standard">
      <style:text-properties officeooo:rsid="000218c9" officeooo:paragraph-rsid="000218c9"/>
    </style:style>
    <style:style style:name="P13" style:family="paragraph" style:parent-style-name="Standard" style:list-style-name="L1">
      <style:text-properties fo:font-weight="normal" officeooo:rsid="00059044" officeooo:paragraph-rsid="00059044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059044" officeooo:paragraph-rsid="0007d2f9" style:font-weight-asian="normal" style:font-weight-complex="normal"/>
    </style:style>
    <style:style style:name="P15" style:family="paragraph" style:parent-style-name="Standard">
      <style:text-properties fo:font-weight="normal" officeooo:rsid="00059044" officeooo:paragraph-rsid="00059044" style:font-weight-asian="normal" style:font-weight-complex="normal"/>
    </style:style>
    <style:style style:name="P16" style:family="paragraph" style:parent-style-name="Standard" style:list-style-name="L18">
      <style:text-properties fo:font-weight="normal" officeooo:rsid="00059044" officeooo:paragraph-rsid="00059044" style:font-weight-asian="normal" style:font-weight-complex="normal"/>
    </style:style>
    <style:style style:name="P17" style:family="paragraph" style:parent-style-name="Standard" style:list-style-name="L18">
      <style:text-properties fo:font-weight="normal" officeooo:rsid="00059044" officeooo:paragraph-rsid="00109e84" style:font-weight-asian="normal" style:font-weight-complex="normal"/>
    </style:style>
    <style:style style:name="P18" style:family="paragraph" style:parent-style-name="Standard">
      <style:text-properties fo:font-weight="normal" officeooo:rsid="00059044" officeooo:paragraph-rsid="000ba86c" style:font-weight-asian="normal" style:font-weight-complex="normal"/>
    </style:style>
    <style:style style:name="P19" style:family="paragraph" style:parent-style-name="Standard">
      <style:text-properties fo:font-weight="normal" officeooo:rsid="00059044" officeooo:paragraph-rsid="00109e84" style:font-weight-asian="normal" style:font-weight-complex="normal"/>
    </style:style>
    <style:style style:name="P20" style:family="paragraph" style:parent-style-name="Standard" style:list-style-name="L18">
      <style:text-properties fo:font-weight="normal" officeooo:rsid="00059b35" officeooo:paragraph-rsid="00059b35" style:font-weight-asian="normal" style:font-weight-complex="normal"/>
    </style:style>
    <style:style style:name="P21" style:family="paragraph" style:parent-style-name="Standard" style:list-style-name="L17">
      <style:text-properties fo:font-weight="normal" officeooo:rsid="0005ff65" officeooo:paragraph-rsid="0005ff65" style:font-weight-asian="normal" style:font-weight-complex="normal"/>
    </style:style>
    <style:style style:name="P22" style:family="paragraph" style:parent-style-name="Standard" style:list-style-name="L17">
      <style:text-properties fo:font-weight="normal" officeooo:rsid="0005ff65" officeooo:paragraph-rsid="0008677c" style:font-weight-asian="normal" style:font-weight-complex="normal"/>
    </style:style>
    <style:style style:name="P23" style:family="paragraph" style:parent-style-name="Standard" style:list-style-name="L17">
      <style:text-properties fo:font-weight="normal" officeooo:rsid="0005ff65" officeooo:paragraph-rsid="00098aa7" style:font-weight-asian="normal" style:font-weight-complex="normal"/>
    </style:style>
    <style:style style:name="P24" style:family="paragraph" style:parent-style-name="Standard" style:list-style-name="L17">
      <style:text-properties fo:font-weight="normal" officeooo:rsid="0005ff65" officeooo:paragraph-rsid="00109e84" style:font-weight-asian="normal" style:font-weight-complex="normal"/>
    </style:style>
    <style:style style:name="P25" style:family="paragraph" style:parent-style-name="Standard" style:list-style-name="L21">
      <style:text-properties fo:font-weight="normal" officeooo:rsid="0005ff65" officeooo:paragraph-rsid="000ba86c" style:font-weight-asian="normal" style:font-weight-complex="normal"/>
    </style:style>
    <style:style style:name="P26" style:family="paragraph" style:parent-style-name="Standard" style:list-style-name="L20">
      <style:text-properties fo:font-weight="normal" officeooo:rsid="000ba86c" officeooo:paragraph-rsid="000ba86c" style:font-weight-asian="normal" style:font-weight-complex="normal"/>
    </style:style>
    <style:style style:name="P27" style:family="paragraph" style:parent-style-name="Standard" style:list-style-name="L1">
      <style:text-properties fo:font-weight="normal" officeooo:rsid="000e3153" officeooo:paragraph-rsid="000e3153" style:font-weight-asian="normal" style:font-weight-complex="normal"/>
    </style:style>
    <style:style style:name="P28" style:family="paragraph" style:parent-style-name="Standard" style:list-style-name="L1">
      <style:text-properties fo:font-weight="normal" officeooo:rsid="000e3153" officeooo:paragraph-rsid="000f13e3" style:font-weight-asian="normal" style:font-weight-complex="normal"/>
    </style:style>
    <style:style style:name="P29" style:family="paragraph" style:parent-style-name="Standard">
      <style:text-properties fo:font-weight="normal" officeooo:rsid="000e3153" officeooo:paragraph-rsid="000f13e3" style:font-weight-asian="normal" style:font-weight-complex="normal"/>
    </style:style>
    <style:style style:name="P30" style:family="paragraph" style:parent-style-name="Standard" style:list-style-name="L1">
      <style:text-properties fo:font-weight="normal" officeooo:rsid="000f13e3" officeooo:paragraph-rsid="000f13e3" style:font-weight-asian="normal" style:font-weight-complex="normal"/>
    </style:style>
    <style:style style:name="P31" style:family="paragraph" style:parent-style-name="Standard" style:list-style-name="L19">
      <style:text-properties style:text-underline-style="none" fo:font-weight="normal" officeooo:rsid="00027672" officeooo:paragraph-rsid="00027672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059044" officeooo:paragraph-rsid="00109e84" style:font-weight-asian="normal" style:font-weight-complex="normal"/>
    </style:style>
    <style:style style:name="P33" style:family="paragraph" style:parent-style-name="Standard" style:list-style-name="L1">
      <style:text-properties style:text-underline-style="none" fo:font-weight="bold" officeooo:rsid="000224ad" officeooo:paragraph-rsid="000224ad" style:font-weight-asian="bold" style:font-weight-complex="bold"/>
    </style:style>
    <style:style style:name="P34" style:family="paragraph" style:parent-style-name="Standard" style:list-style-name="L1">
      <style:text-properties style:text-underline-style="none" fo:font-weight="bold" officeooo:rsid="00027672" officeooo:paragraph-rsid="00027672" style:font-weight-asian="bold" style:font-weight-complex="bold"/>
    </style:style>
    <style:style style:name="P35" style:family="paragraph" style:parent-style-name="Standard" style:list-style-name="L19">
      <style:text-properties officeooo:paragraph-rsid="00027672"/>
    </style:style>
    <style:style style:name="P36" style:family="paragraph" style:parent-style-name="Standard" style:list-style-name="L21">
      <style:text-properties fo:font-style="normal" fo:font-weight="normal" officeooo:rsid="0005ff65" officeooo:paragraph-rsid="000ba86c" style:font-style-asian="normal" style:font-weight-asian="normal" style:font-style-complex="normal" style:font-weight-complex="normal"/>
    </style:style>
    <style:style style:name="P37" style:family="paragraph" style:parent-style-name="Standard" style:list-style-name="L22">
      <style:text-properties officeooo:paragraph-rsid="000f13e3"/>
    </style:style>
    <style:style style:name="P38" style:family="paragraph" style:parent-style-name="Standard">
      <style:paragraph-properties fo:margin-left="0.4925in" fo:margin-right="0in" fo:text-indent="0in" style:auto-text-indent="false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officeooo:rsid="00021492" officeooo:paragraph-rsid="000218c9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0218c9" officeooo:paragraph-rsid="00027672" style:font-weight-asian="normal" style:font-weight-complex="normal"/>
    </style:style>
    <style:style style:name="T1" style:family="text">
      <style:text-properties officeooo:rsid="0002149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62a82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021492"/>
    </style:style>
    <style:style style:name="T6" style:family="text">
      <style:text-properties style:text-underline-style="solid" style:text-underline-width="auto" style:text-underline-color="font-color" officeooo:rsid="0003b6e7"/>
    </style:style>
    <style:style style:name="T7" style:family="text">
      <style:text-properties officeooo:rsid="000218c9"/>
    </style:style>
    <style:style style:name="T8" style:family="text">
      <style:text-properties fo:font-weight="normal" officeooo:rsid="000f13e3" style:font-weight-asian="normal" style:font-weight-complex="normal"/>
    </style:style>
    <style:style style:name="T9" style:family="text">
      <style:text-properties style:text-underline-style="none" fo:font-weight="normal" officeooo:rsid="00027672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officeooo:rsid="000224a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62a82" style:font-weight-asian="bold" style:font-weight-complex="bold"/>
    </style:style>
    <style:style style:name="T14" style:family="text">
      <style:text-properties officeooo:rsid="00027672"/>
    </style:style>
    <style:style style:name="T15" style:family="text">
      <style:text-properties officeooo:rsid="00059b35"/>
    </style:style>
    <style:style style:name="T16" style:family="text">
      <style:text-properties officeooo:rsid="0008677c"/>
    </style:style>
    <style:style style:name="T17" style:family="text">
      <style:text-properties officeooo:rsid="00098aa7"/>
    </style:style>
    <style:style style:name="T18" style:family="text">
      <style:text-properties officeooo:rsid="000ba86c"/>
    </style:style>
    <style:style style:name="T19" style:family="text">
      <style:text-properties officeooo:rsid="000f13e3"/>
    </style:style>
    <style:style style:name="T20" style:family="text">
      <style:text-properties officeooo:rsid="00109e8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OVS Test Plan <text:span text:style-name="T7">(Kernel Data Path)</text:span></text:p>
      <text:p text:style-name="P10">Red Hat</text:p>
      <text:p text:style-name="P10">April 2016</text:p>
      <text:p text:style-name="P10"/>
      <text:section text:style-name="Sect1" text:name="Introduction">
        <text:list xml:id="list8686472966927502949" text:style-name="L1">
          <text:list-item>
            <text:p text:style-name="P3"><text:span text:style-name="T5">Introduction</text:span></text:p>
            <text:list>
              <text:list-item>
                <text:p text:style-name="P34">Product Identification</text:p>
              </text:list-item>
            </text:list>
          </text:list-item>
        </text:list>
        <text:p text:style-name="P40">The majority of the test cases identified in this test plan are designed to exercise OVS functionality, with a lesser emphasis on performance and scalability. <text:s/>This test plan is intended <text:span text:style-name="T11">to exercise OVS over</text:span> the kernel data path only. <text:s/>A separate test plan will focus on OVS over user space data path (i.e. DPDK).</text:p>
        <text:list xml:id="list204249834612558" text:continue-numbering="true" text:style-name="L1">
          <text:list-item>
            <text:list>
              <text:list-item>
                <text:p text:style-name="P33"><text:span text:style-name="T1">P</text:span>urpose of this document</text:p>
              </text:list-item>
            </text:list>
          </text:list-item>
        </text:list>
        <text:p text:style-name="P39">The purpose of this document is to provide a list of test cases that currently exist and are executed by Red Hat <text:span text:style-name="T7">Kernel QE </text:span>during OVS test phases. <text:s/>The test cases will included test steps as well as expected results. <text:s/>Some test cases may not be applicable to all OVS versions, depending on the feature under test.</text:p>
        <text:list xml:id="list204248873183149" text:continue-numbering="true" text:style-name="L1">
          <text:list-item>
            <text:list>
              <text:list-item>
                <text:p text:style-name="P4">Scope of <text:span text:style-name="T14">this document</text:span></text:p>
              </text:list-item>
            </text:list>
          </text:list-item>
        </text:list>
        <text:p text:style-name="P38">This test plan is intended to be a "living" document such that enhancements will continue to be made over time. Results will be compared release over release as a means to identify any regressions.</text:p>
        <text:p text:style-name="P38"/>
      </text:section>
      <text:p text:style-name="P1"/>
      <text:section text:style-name="Sect1" text:name="Document Structure">
        <text:list xml:id="list204248591159104" text:continue-numbering="true" text:style-name="L1">
          <text:list-item>
            <text:p text:style-name="P34"><text:span text:style-name="T2">Test </text:span><text:span text:style-name="T6">Areas</text:span></text:p>
          </text:list-item>
        </text:list>
        <text:list xml:id="list5628831729866632820" text:style-name="L19">
          <text:list-item>
            <text:list>
              <text:list-item>
                <text:p text:style-name="P31">Functional</text:p>
              </text:list-item>
              <text:list-item>
                <text:p text:style-name="P31">Throughput/Performance</text:p>
              </text:list-item>
              <text:list-item>
                <text:p text:style-name="P31">Interoperability/Backward Compatibility</text:p>
              </text:list-item>
              <text:list-item>
                <text:p text:style-name="P31">Scalability/<text:span text:style-name="T19">Stress</text:span></text:p>
              </text:list-item>
              <text:list-item>
                <text:p text:style-name="P31">Negative</text:p>
              </text:list-item>
              <text:list-item>
                <text:p text:style-name="P35"><text:span text:style-name="T9">Miscellaneous</text:span></text:p>
              </text:list-item>
            </text:list>
          </text:list-item>
        </text:list>
        <text:p text:style-name="P2"/>
      </text:section>
      <text:section text:style-name="Sect1" text:name="Test Cases">
        <text:list xml:id="list204248933417362" text:continue-list="list204248591159104" text:style-name="L1">
          <text:list-item>
            <text:p text:style-name="P11">Test Cases</text:p>
            <text:list>
              <text:list-item>
                <text:p text:style-name="P3">Functional</text:p>
                <text:list>
                  <text:list-item>
                    <text:p text:style-name="P5">Spanning Tree</text:p>
                    <text:list>
                      <text:list-item>
                        <text:p text:style-name="P5">Spanning Tree Protocol (STP)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5"><text:tab/><text:tab/><text:bookmark text:name="3111_configuration"/><text:span text:style-name="T3">Configuration:</text:span></text:p>
        <text:list xml:id="list8045857272212384404" text:style-name="L18">
          <text:list-item>
            <text:p text:style-name="P16">configure two separate OVS bridges <text:span text:style-name="T15">with internal ports </text:span>on a single physical host</text:p>
          </text:list-item>
          <text:list-item>
            <text:p text:style-name="P20">configure two namespaces</text:p>
          </text:list-item>
          <text:list-item>
            <text:p text:style-name="P20">configure two pairs of veth devices and connect the two bridges</text:p>
          </text:list-item>
          <text:list-item>
            <text:p text:style-name="P20">assign IP address to internal ports on each bridge (on same subnet)</text:p>
          </text:list-item>
        </text:list>
        <text:p text:style-name="P15"><text:tab/><text:tab/><text:span text:style-name="T3">Test Steps </text:span><text:span text:style-name="T4">and Expected Results:</text:span></text:p>
        <text:list xml:id="list6356801403715536127" text:style-name="L17">
          <text:list-item>
            <text:list>
              <text:list-item>
                <text:p text:style-name="P21">Disable STP/RSTP</text:p>
              </text:list-item>
              <text:list-item>
                <text:p text:style-name="P21">Confirm that a network storm <text:span text:style-name="T17">is present</text:span> on all veth interfaces</text:p>
              </text:list-item>
              <text:list-item>
                <text:p text:style-name="P21">Execute ping test; pings should fail</text:p>
              </text:list-item>
              <text:list-item>
                <text:p text:style-name="P21">Enable STP</text:p>
              </text:list-item>
              <text:list-item>
                <text:p text:style-name="P21">Verify that 802.1d BPDU's are being exchanged on all veth interfaces</text:p>
              </text:list-item>
              <text:list-item>
                <text:p text:style-name="P21">Execute ping test <text:span text:style-name="T16">between internal ports</text:span>; pings should be successful</text:p>
              </text:list-item>
              <text:list-item>
                <text:p text:style-name="P21">Disable current forwarding port on non-root bridge</text:p>
              </text:list-item>
              <text:list-item>
                <text:p text:style-name="P21">Verify that the expected path switch took place</text:p>
              </text:list-item>
              <text:list-item>
                <text:p text:style-name="P22">Execute ping path check test <text:span text:style-name="T16">between internal ports</text:span>; verify that pings are <text:soft-page-break/>successful and traversing the correct path (i.e. new forwarding port on non-root bridge)</text:p>
              </text:list-item>
              <text:list-item>
                <text:p text:style-name="P21">Re-enable the port that was disabled in Step 7</text:p>
              </text:list-item>
              <text:list-item>
                <text:p text:style-name="P23">Execute ping path check test <text:span text:style-name="T16">between internal ports</text:span>; verify that pings are successful and still traversing the correct path</text:p>
              </text:list-item>
              <text:list-item>
                <text:p text:style-name="P21">Confirm that no network storm <text:span text:style-name="T17">is present</text:span> on any of the veth interfaces</text:p>
              </text:list-item>
            </text:list>
          </text:list-item>
        </text:list>
        <text:list xml:id="list204248472420464" text:continue-list="list204248933417362" text:style-name="L1">
          <text:list-item>
            <text:list>
              <text:list-item>
                <text:list>
                  <text:list-item>
                    <text:list>
                      <text:list-item>
                        <text:p text:style-name="P7"><text:span text:style-name="T18">Rapid </text:span>Spanning Tree Protocol (<text:span text:style-name="T18">R</text:span>STP)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8"><text:tab/><text:tab/><text:span text:style-name="T3">Configuration:</text:span></text:p>
        <text:list xml:id="list5939575371789080146" text:style-name="L20">
          <text:list-item>
            <text:p text:style-name="P26">see <text:a xlink:type="simple" xlink:href="#3111_configuration" text:style-name="Internet_20_link" text:visited-style-name="Visited_20_Internet_20_Link">section 3.1.1.1 (STP) Configuration</text:a></text:p>
          </text:list-item>
        </text:list>
        <text:p text:style-name="P18"><text:tab/><text:tab/><text:span text:style-name="T3">Test Steps </text:span><text:span text:style-name="T4">and Expected Results:</text:span></text:p>
        <text:list xml:id="list844413678674152357" text:style-name="L21">
          <text:list-item>
            <text:list>
              <text:list-item>
                <text:p text:style-name="P25">Disable STP/RSTP</text:p>
              </text:list-item>
              <text:list-item>
                <text:p text:style-name="P25">Confirm that a network storm <text:span text:style-name="T17">is present</text:span> on all veth interfaces</text:p>
              </text:list-item>
              <text:list-item>
                <text:p text:style-name="P25">Execute ping test; pings should fail</text:p>
              </text:list-item>
              <text:list-item>
                <text:p text:style-name="P25">Enable <text:span text:style-name="T18">R</text:span>STP</text:p>
              </text:list-item>
              <text:list-item>
                <text:p text:style-name="P25">Verify that 802.1<text:span text:style-name="T18">w</text:span> BPDU's are being exchanged on all veth interfaces</text:p>
              </text:list-item>
              <text:list-item>
                <text:p text:style-name="P25">Execute ping test <text:span text:style-name="T16">between internal ports</text:span>; pings should be successful</text:p>
              </text:list-item>
              <text:list-item>
                <text:p text:style-name="P25">Disable current forwarding port on non-root bridge</text:p>
              </text:list-item>
              <text:list-item>
                <text:p text:style-name="P25">Verify that the expected path switch took place</text:p>
              </text:list-item>
              <text:list-item>
                <text:p text:style-name="P25">Execute ping path check test <text:span text:style-name="T16">between internal ports</text:span>; verify that pings are successful and traversing the correct path (i.e. new forwarding port on non-root bridge)</text:p>
              </text:list-item>
              <text:list-item>
                <text:p text:style-name="P25">Re-enable the port that was disabled in Step 7</text:p>
              </text:list-item>
              <text:list-item>
                <text:p text:style-name="P25">Execute ping path check test <text:span text:style-name="T16">between internal ports</text:span>; verify that pings are successful and still traversing the correct path</text:p>
              </text:list-item>
              <text:list-item>
                <text:p text:style-name="P36">Confirm that no network storm <text:span text:style-name="T17">is present</text:span> on any of the veth interfaces</text:p>
              </text:list-item>
            </text:list>
          </text:list-item>
        </text:list>
        <text:list xml:id="list204249767675559" text:continue-list="list204248472420464" text:style-name="L1">
          <text:list-item>
            <text:list>
              <text:list-item>
                <text:list>
                  <text:list-item>
                    <text:p text:style-name="P5">OVS functionality over different network topologies</text:p>
                    <text:list>
                      <text:list-item>
                        <text:p text:style-name="P13">List a topology here or maybe list test steps and expected results here and then list the topologies next??</text:p>
                      </text:list-item>
                      <text:list-item>
                        <text:p text:style-name="P27">List Configuration, test steps and expected results</text:p>
                      </text:list-item>
                    </text:list>
                  </text:list-item>
                  <text:list-item>
                    <text:p text:style-name="P5">OpenFlow Rules</text:p>
                    <text:list>
                      <text:list-item>
                        <text:p text:style-name="P13">List tests and expected results</text:p>
                      </text:list-item>
                    </text:list>
                  </text:list-item>
                  <text:list-item>
                    <text:p text:style-name="P6">Interoperability with SDN Controller (Open Daylight Controller to be used)</text:p>
                    <text:list>
                      <text:list-item>
                        <text:p text:style-name="P14">Get list of suggested ODL/OVS tests and add here with test steps and expected results.</text:p>
                      </text:list-item>
                    </text:list>
                  </text:list-item>
                  <text:list-item>
                    <text:p text:style-name="P6">Integration with OSP/Neutron</text:p>
                    <text:list>
                      <text:list-item>
                        <text:p text:style-name="P14">Get list of suggested OSP topologies and tests</text:p>
                      </text:list-item>
                    </text:list>
                  </text:list-item>
                  <text:list-item>
                    <text:p text:style-name="P6">User space tools and reporting</text:p>
                    <text:list>
                      <text:list-item>
                        <text:p text:style-name="P14">Start with “yes/no” type of testing with ovs-vsctl, ovs-ofctl, ovs-dpctl and expand over time. <text:s/>Get first draft of commands to start with from the man pages.</text:p>
                      </text:list-item>
                    </text:list>
                  </text:list-item>
                  <text:list-item>
                    <text:p text:style-name="P8">Conntrack</text:p>
                    <text:list>
                      <text:list-item>
                        <text:p text:style-name="P27">List Configuration, test steps and expected results</text:p>
                      </text:list-item>
                    </text:list>
                  </text:list-item>
                  <text:list-item>
                    <text:p text:style-name="P8">Multicast Snooping</text:p>
                    <text:list>
                      <text:list-item>
                        <text:p text:style-name="P27">List Configuration, test steps and expected results</text:p>
                      </text:list-item>
                    </text:list>
                  </text:list-item>
                  <text:list-item>
                    <text:p text:style-name="P9">openvswitch systemd units</text:p>
                    <text:list>
                      <text:list-item>
                        <text:p text:style-name="P28">List Configuration, test steps and expected results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9"/>
        <text:list xml:id="list204249248633996" text:continue-numbering="true" text:style-name="L1">
          <text:list-item>
            <text:list>
              <text:list-item>
                <text:p text:style-name="P9">Throughput/Performance</text:p>
                <text:list>
                  <text:list-item>
                    <text:p text:style-name="P9">Performance Check Regression</text:p>
                    <text:list>
                      <text:list-item>
                        <text:p text:style-name="P30">"Host to Host" (i.e. Internal Port to Internal Port) and "VM to VM" testing over the <text:soft-page-break/>following topologies:</text:p>
                      </text:list-item>
                    </text:list>
                  </text:list-item>
                </text:list>
              </text:list-item>
            </text:list>
          </text:list-item>
        </text:list>
        <text:list xml:id="list4033811338515835727" text:style-name="L22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7">OVS bridge over NIC (with and without VLAN tagging) </text:p>
                          </text:list-item>
                          <text:list-item>
                            <text:p text:style-name="P37">OVS bridge over GRE tunnel (with and without VLAN tagging)</text:p>
                          </text:list-item>
                          <text:list-item>
                            <text:p text:style-name="P37">OVS bridge over VXLAN (with and without VLAN tagging)</text:p>
                          </text:list-item>
                          <text:list-item>
                            <text:p text:style-name="P37">OVS bridge over <text:span text:style-name="T19">Geneve</text:span> (with and without VLAN tagging)</text:p>
                          </text:list-item>
                          <text:list-item>
                            <text:p text:style-name="P37">OVS bridge over Bond (with and without VLAN tagging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9"><text:span text:style-name="T10"><text:tab/><text:tab/></text:span><text:span text:style-name="T3">Configuration:</text:span></text:p>
        <text:list xml:id="list204249012228643" text:continue-list="list8045857272212384404" text:style-name="L18">
          <text:list-item>
            <text:p text:style-name="P17">configure <text:span text:style-name="T20">a </text:span>client <text:span text:style-name="T20">and a </text:span>server systems <text:span text:style-name="T20">per topologies noted</text:span> noted using as many NIC driver types as possible</text:p>
          </text:list-item>
        </text:list>
        <text:p text:style-name="P32"><text:span text:style-name="T12"><text:tab/><text:tab/></text:span><text:span text:style-name="T3">Test Steps </text:span><text:span text:style-name="T4">and Expected Results:</text:span></text:p>
        <text:list xml:id="list204250445808876" text:continue-list="list6356801403715536127" text:style-name="L17">
          <text:list-item>
            <text:list>
              <text:list-item text:start-value="1">
                <text:p text:style-name="P24">run netperf traffic streams over IPv4 and IPv6 using all topologies noted </text:p>
              </text:list-item>
              <text:list-item>
                <text:p text:style-name="P24">verify that throughput of each test is as expected</text:p>
              </text:list-item>
              <text:list-item>
                <text:p text:style-name="P24">verify that there are no system log errors between each iteration</text:p>
              </text:list-item>
            </text:list>
          </text:list-item>
        </text:list>
        <text:p text:style-name="P12"/>
      </text:section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k Alongi</meta:initial-creator>
    <meta:creation-date>2016-03-30T17:03:45.900191403</meta:creation-date>
    <dc:date>2016-03-30T20:42:46.018135089</dc:date>
    <dc:creator>Rick Alongi</dc:creator>
    <meta:editing-duration>PT1H38M6S</meta:editing-duration>
    <meta:editing-cycles>18</meta:editing-cycles>
    <meta:generator>LibreOffice/4.3.7.2$Linux_X86_64 LibreOffice_project/430$Build-2</meta:generator>
    <meta:document-statistic meta:table-count="0" meta:image-count="0" meta:object-count="0" meta:page-count="3" meta:paragraph-count="86" meta:word-count="823" meta:character-count="5008" meta:non-whitespace-character-count="4266"/>
  </office:meta>
</office:document-meta>
</file>